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officeooo:rsid="0007625b" officeooo:paragraph-rsid="0007625b" style:font-name-asian="Times New Roman" style:font-size-asian="14pt" style:font-style-asian="italic" style:font-name-complex="Times New Roman" style:font-size-complex="14pt" style:font-style-complex="italic"/>
    </style:style>
    <style:style style:name="P4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officeooo:rsid="00094e5d" officeooo:paragraph-rsid="00094e5d" style:font-name-asian="Times New Roman" style:font-size-asian="14pt" style:font-name-complex="Times New Roman" style:font-size-complex="14pt"/>
    </style:style>
    <style:style style:name="T1" style:family="text"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" style:family="text">
      <style:text-properties fo:color="#000000" style:text-position="super 58%" style:font-name="Times New Roman" fo:font-size="14pt" fo:language="en" fo:country="US" style:font-name-asian="Times New Roman" style:font-size-asian="14pt" style:font-name-complex="Times New Roman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minder </text:span><text:span text:style-name="T2">- </text:span><text:span text:style-name="T3">Dues are due no later than June 14</text:span><text:span text:style-name="T4">th</text:span><text:span text:style-name="T3">. Cost is $106.75.</text:span></text:p>
      <text:p text:style-name="P1">Work time is $20.00 a hour for any unworked hours remaining.</text:p>
      <text:p text:style-name="P1"/>
      <text:p text:style-name="P2">Probationary Members Excluded!!!!</text:p>
      <text:p text:style-name="P2"/>
      <text:p text:style-name="P3">some new stuff</text:p>
      <text:p text:style-name="P2"/>
      <text:p text:style-name="P5">things and stu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5-21T23:41:16.728197884</dc:date>
    <meta:editing-duration>PT30S</meta:editing-duration>
    <meta:editing-cycles>2</meta:editing-cycles>
    <meta:document-statistic meta:table-count="0" meta:image-count="0" meta:object-count="0" meta:page-count="1" meta:paragraph-count="5" meta:word-count="33" meta:character-count="187" meta:non-whitespace-character-count="159"/>
  </office:meta>
</office:document-meta>
</file>